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One_20_Column-title">
      <style:graphic-properties fo:min-height="1.8cm" loext:decorative="false"/>
      <style:paragraph-properties style:writing-mode="lr-tb"/>
    </style:style>
    <style:style style:name="pr7" style:family="presentation" style:parent-style-name="_31__5f_One_20_Column-outline1">
      <style:graphic-properties fo:min-height="0.101cm" loext:decorative="false"/>
      <style:paragraph-properties style:writing-mode="lr-tb"/>
    </style:style>
    <style:style style:name="pr8" style:family="presentation" style:parent-style-name="_31__5f_One_20_Column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525cm" presentation:class="title" presentation:user-transformed="true">
          <draw:text-box>
            <text:p>Chapter 2 – Personnel Security and Risk Management Concep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rsonnel Security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What is the weakest link and wh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ersonnel Secu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o apply security governance, we must address the weakest link in this chain – people</text:p>
              </text:list-item>
              <text:list-item>
                <text:p>On the flip side, this is our greatest security asset when properly trained</text:p>
              </text:list-item>
              <text:list-item>
                <text:p>Users, developers, managers, vendors, consultants, etc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Job Descriptions and Responsibiliti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Job Description</text:p>
              </text:list-item>
              <text:list-item>
                <text:p>Job Responsibilities</text:p>
              </text:list-item>
              <text:list-item>
                <text:p>Candidate Scree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nboarding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Security-focused organization, the process of onboarding will be heavily on security policies</text:p>
              </text:list-item>
              <text:list-item>
                <text:p>Identity and Access Management (IAM)</text:p>
              </text:list-item>
              <text:list-item>
                <text:p>Principle of Least Privilege</text:p>
              </text:list-item>
              <text:list-item>
                <text:p>Employment Agreement</text:p>
              </text:list-item>
              <text:list-item>
                <text:p>Acceptable Use Policy (AUP), Nondisclosure Agreement (NDA), Non-Compete (CNC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mployee Oversight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Mandatory Vacations</text:p>
              </text:list-item>
              <text:list-item>
                <text:p>Collusion – Several people working to commit a crime</text:p>
              </text:list-item>
              <text:list-item>
                <text:p>User Behavior Analytics (UBA) and User and Entity Behavior Analytics (UEB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ffboarding, Transfers, Termina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Offboarding is the removal of an employee’s identity from the IAM system once that person left</text:p>
              </text:list-item>
              <text:list-item>
                <text:p>Transfers is when there’s a position, department, or organizational chan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One_20_Column-background" style:display-name="1_One Column-background" style:family="presentation">
      <style:graphic-properties draw:stroke="none" draw:fill="solid" draw:fill-color="#000000" style:repeat="stretch"/>
      <style:text-properties style:letter-kerning="true"/>
    </style:style>
    <style:style style:name="_31__5f_One_20_Column-backgroundobjects" style:display-name="1_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One_20_Column-notes" style:display-name="1_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One_20_Column-outline1" style:display-name="1_One Column-outline1" style:family="presentation">
      <style:graphic-properties draw:stroke="none" draw:fill="none" draw:auto-grow-height="false" draw:fit-to-size="false" style:shrink-to-fit="true">
        <text:list-style style:name="_31__5f_One_20_Column-outline1" style:display-name="1_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outline2" style:display-name="1_One Column-outline2" style:family="presentation" style:parent-style-name="_31__5f_One_20_Column-outline1">
      <style:paragraph-properties fo:margin-top="0.4cm" fo:margin-bottom="0cm"/>
      <style:text-properties fo:font-size="28pt" style:font-size-asian="28pt" style:font-size-complex="28pt"/>
    </style:style>
    <style:style style:name="_31__5f_One_20_Column-outline3" style:display-name="1_One Column-outline3" style:family="presentation" style:parent-style-name="_31__5f_One_20_Column-outline2">
      <style:paragraph-properties fo:margin-top="0.3cm" fo:margin-bottom="0cm"/>
      <style:text-properties fo:font-size="24pt" style:font-size-asian="24pt" style:font-size-complex="24pt"/>
    </style:style>
    <style:style style:name="_31__5f_One_20_Column-outline4" style:display-name="1_One Column-outline4" style:family="presentation" style:parent-style-name="_31__5f_One_20_Column-outline3">
      <style:paragraph-properties fo:margin-top="0.2cm" fo:margin-bottom="0cm"/>
      <style:text-properties fo:font-size="20pt" style:font-size-asian="20pt" style:font-size-complex="20pt"/>
    </style:style>
    <style:style style:name="_31__5f_One_20_Column-outline5" style:display-name="1_One Column-outline5" style:family="presentation" style:parent-style-name="_31__5f_One_20_Column-outline4">
      <style:paragraph-properties fo:margin-top="0.1cm" fo:margin-bottom="0cm"/>
      <style:text-properties fo:font-size="20pt" style:font-size-asian="20pt" style:font-size-complex="20pt"/>
    </style:style>
    <style:style style:name="_31__5f_One_20_Column-outline6" style:display-name="1_One Column-outline6" style:family="presentation" style:parent-style-name="_31__5f_One_20_Column-outline5">
      <style:paragraph-properties fo:margin-top="0.1cm" fo:margin-bottom="0cm"/>
      <style:text-properties fo:font-size="20pt" style:font-size-asian="20pt" style:font-size-complex="20pt"/>
    </style:style>
    <style:style style:name="_31__5f_One_20_Column-outline7" style:display-name="1_One Column-outline7" style:family="presentation" style:parent-style-name="_31__5f_One_20_Column-outline6">
      <style:paragraph-properties fo:margin-top="0.1cm" fo:margin-bottom="0cm"/>
      <style:text-properties fo:font-size="20pt" style:font-size-asian="20pt" style:font-size-complex="20pt"/>
    </style:style>
    <style:style style:name="_31__5f_One_20_Column-outline8" style:display-name="1_One Column-outline8" style:family="presentation" style:parent-style-name="_31__5f_One_20_Column-outline7">
      <style:paragraph-properties fo:margin-top="0.1cm" fo:margin-bottom="0cm"/>
      <style:text-properties fo:font-size="20pt" style:font-size-asian="20pt" style:font-size-complex="20pt"/>
    </style:style>
    <style:style style:name="_31__5f_One_20_Column-outline9" style:display-name="1_One Column-outline9" style:family="presentation" style:parent-style-name="_31__5f_One_20_Column-outline8">
      <style:paragraph-properties fo:margin-top="0.1cm" fo:margin-bottom="0cm"/>
      <style:text-properties fo:font-size="20pt" style:font-size-asian="20pt" style:font-size-complex="20pt"/>
    </style:style>
    <style:style style:name="_31__5f_One_20_Column-subtitle" style:display-name="1_One Column-subtitle" style:family="presentation">
      <style:graphic-properties draw:stroke="none" draw:fill="none" draw:textarea-vertical-align="middle">
        <text:list-style style:name="_31__5f_One_20_Column-subtitle" style:display-name="1_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title" style:display-name="1_One Column-title" style:family="presentation">
      <style:graphic-properties draw:stroke="none" draw:fill="none" draw:textarea-vertical-align="middle">
        <text:list-style style:name="_31__5f_One_20_Column-title" style:display-name="1_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One_20_Column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One_20_Column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One_20_Column" style:display-name="1_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One_20_Column-title" draw:layer="backgroundobjects" svg:width="26.5cm" svg:height="1.8cm" svg:x="0.4cm" svg:y="0.2cm" presentation:class="title" presentation:placeholder="true">
        <draw:text-box/>
      </draw:frame>
      <draw:frame presentation:style-name="_31__5f_One_20_Column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_31__5f_One_20_Column-title" draw:layer="backgroundobjects" svg:width="17cm" svg:height="9.56cm" svg:x="2cm" svg:y="2.5cm" presentation:class="page"/>
        <draw:frame presentation:style-name="_31__5f_One_20_Colum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27:40.431257708</meta:creation-date>
    <dc:description>This work is licensed under a Creative Commons 0 License.
It makes use of the works of Mateus Machado Luna.</dc:description>
    <meta:generator>LibreOffice/25.8.4.2$Linux_X86_64 LibreOffice_project/580$Build-2</meta:generator>
    <dc:title>Portfolio</dc:title>
    <meta:editing-duration>PT19M22S</meta:editing-duration>
    <meta:editing-cycles>5</meta:editing-cycles>
    <dc:date>2025-12-31T14:36:48.848771647</dc:date>
    <meta:document-statistic meta:object-count="100"/>
  </office:meta>
</office:document-meta>
</file>